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4-30</text:p>
          </table:table-cell>
          <table:table-cell office:value-type="float" office:value="24543">
            <text:p>24543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24275">
            <text:p>24275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23822">
            <text:p>23822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23521">
            <text:p>23521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23190">
            <text:p>23190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22902">
            <text:p>22902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22524">
            <text:p>22524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22157">
            <text:p>22157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21717">
            <text:p>21717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21282">
            <text:p>21282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20852">
            <text:p>20852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20453">
            <text:p>20453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20043">
            <text:p>20043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20002">
            <text:p>20002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19315">
            <text:p>19315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18708">
            <text:p>18708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18056">
            <text:p>18056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17756">
            <text:p>17756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17209">
            <text:p>17209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16606">
            <text:p>16606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16081">
            <text:p>16081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15447">
            <text:p>15447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14792">
            <text:p>14792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14045">
            <text:p>14045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13341">
            <text:p>13341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12641">
            <text:p>12641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11947">
            <text:p>11947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11198">
            <text:p>11198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10348">
            <text:p>10348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9387">
            <text:p>9387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8464">
            <text:p>8464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7716">
            <text:p>7716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6803">
            <text:p>6803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5982">
            <text:p>5982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5138">
            <text:p>5138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4365">
            <text:p>4365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3647">
            <text:p>3647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2808">
            <text:p>2808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2311">
            <text:p>2311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1772">
            <text:p>1772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1375">
            <text:p>1375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1043">
            <text:p>1043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623">
            <text:p>623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2</text:p>
          </table:table-cell>
          <table:table-cell office:value-type="float" office:value="0">
            <text:p>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20:31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20:26:35.46</meta:creation-date>
    <dc:date>2020-05-01T20:31:06.79</dc:date>
    <meta:editing-duration>PT35S</meta:editing-duration>
    <meta:editing-cycles>1</meta:editing-cycles>
    <meta:generator>OpenOffice/4.1.2$Win32 OpenOffice.org_project/412m3$Build-9782</meta:generator>
    <meta:document-statistic meta:table-count="3" meta:cell-count="200" meta:object-count="0"/>
  </office:meta>
</office:document-meta>
</file>